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Comic Sans MS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Comic Sans MS" style:text-underline-style="solid" style:text-underline-width="auto" style:text-und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Comic Sans MS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Comic Sans MS" style:text-underline-style="solid" style:text-underline-width="auto" style:text-underline-color="font-color"/>
    </style:style>
    <style:style style:name="P7" style:family="paragraph" style:parent-style-name="Standard">
      <style:paragraph-properties fo:text-align="start" style:justify-single-word="false"/>
      <style:text-properties style:font-name="Comic Sans MS" fo:font-size="9pt" fo:font-style="italic" style:font-size-asian="9pt" style:font-style-asian="italic" style:font-size-complex="9pt" style:font-style-complex="italic"/>
    </style:style>
    <style:style style:name="P8" style:family="paragraph" style:parent-style-name="Standard" style:list-style-name="L3">
      <style:paragraph-properties fo:text-align="start" style:justify-single-word="false"/>
      <style:text-properties style:font-name="Comic Sans MS"/>
    </style:style>
    <style:style style:name="P9" style:family="paragraph" style:parent-style-name="Standard">
      <style:paragraph-properties fo:text-align="start" style:justify-single-word="false"/>
      <style:text-properties style:font-name="Comic Sans MS" style:text-underline-style="none"/>
    </style:style>
    <style:style style:name="P10" style:family="paragraph" style:parent-style-name="Standard">
      <style:paragraph-properties fo:text-align="start" style:justify-single-word="false"/>
      <style:text-properties style:font-name="Comic Sans MS" fo:font-size="9pt" fo:font-style="italic" style:text-underline-style="none" style:font-size-asian="9pt" style:font-style-asian="italic" style:font-size-complex="9pt" style:font-style-complex="italic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9pt" fo:font-style="italic" style:text-underline-style="none" style:font-size-asian="9pt" style:font-style-asian="italic" style:font-size-complex="9pt" style:font-style-complex="italic"/>
    </style:style>
    <text:list-style style:name="L1">
      <text:list-level-style-number text:level="1" text:style-name="Numbering_20_Symbols" style:num-suffix="." style:num-format="I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I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I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llard Victor <text:s text:c="114"/>10/10/2006</text:p>
      <text:p text:style-name="P1">Schoentgen Mickael</text:p>
      <text:p text:style-name="P1"/>
      <text:p text:style-name="P2">TP 2: Linux en ligne de commande</text:p>
      <text:p text:style-name="P3"/>
      <text:list text:style-name="L1">
        <text:list-item>
          <text:p text:style-name="P4">Préparations et observations:</text:p>
        </text:list-item>
      </text:list>
      <text:p text:style-name="P3"/>
      <text:p text:style-name="P3">1) Entrée dans l'invite de commande en faisant la combinaison [ALT] + [CTRL] + F1.</text:p>
      <text:p text:style-name="P3"/>
      <text:p text:style-name="P3">2) Relevé du contenu de la racine:</text:p>
      <text:p text:style-name="P3"/>
      <text:p text:style-name="P5"><text:tab/><text:span text:style-name="T1">goodies, dev, home, lost+found, modules.dep, root, tmp, var, bin, etc, lib, mnt, proc, sbin, usr</text:span></text:p>
      <text:p text:style-name="P3"/>
      <text:p text:style-name="P3">3) Quelques commandes:</text:p>
      <text:p text:style-name="P3"/>
      <text:p text:style-name="P3">- visualiser les fichiers en format liste: <text:span text:style-name="T1">ls -l</text:span></text:p>
      <text:p text:style-name="P3">- visualiser les fichiers par date de création: <text:span text:style-name="T1">ls -t</text:span></text:p>
      <text:p text:style-name="P3"/>
      <text:p text:style-name="P3">4) Droits du répertoire sbin:</text:p>
      <text:p text:style-name="P3"/>
      <text:p text:style-name="P3">=&gt; l-rwx-rwx-rwx c'est à dire que tout le monde a tous les droits.</text:p>
      <text:p text:style-name="P3"/>
      <text:p text:style-name="P3">5) différence entre les commandes rmdir et rm -rf:</text:p>
      <text:p text:style-name="P3"/>
      <text:p text:style-name="P3">=&gt; <text:span text:style-name="T1">rm -rf</text:span>: supprime le contenu du dossier courant sans demande de confirmation.</text:p>
      <text:p text:style-name="P3"><text:s text:c="4"/><text:span text:style-name="T1">rmdir</text:span>: effacer un répertoire vide.</text:p>
      <text:p text:style-name="P3"/>
      <text:list text:style-name="L2">
        <text:list-item>
          <text:p text:style-name="P6"><text:span text:style-name="T2"><text:s/></text:span>Utilisation des lignes de commandes élémentaires.</text:p>
        </text:list-item>
      </text:list>
      <text:p text:style-name="P3"/>
      <text:p text:style-name="P3">1) Voici toutes les lignes de commandes suivies des effets:</text:p>
      <text:p text:style-name="P3"/>
      <text:p text:style-name="P3"><text:s/>- afficher le contenu du répertoire courant:<text:span text:style-name="T1"> ls</text:span></text:p>
      <text:p text:style-name="P3"><text:s/>- afficher le répertoire courant: <text:span text:style-name="T1">pwd</text:span></text:p>
      <text:p text:style-name="P3"><text:s/>- créer un répertoire « essai »: <text:span text:style-name="T1">mkdir essai</text:span></text:p>
      <text:p text:style-name="P3"><text:s/>- se déplacer dans le répertoire « essai »: <text:span text:style-name="T1">cd essai</text:span></text:p>
      <text:p text:style-name="P3"><text:s/>- lister le contenu du répertoire « essai »: <text:span text:style-name="T1">ls</text:span></text:p>
      <text:p text:style-name="P3"><text:s/>- créer le fichier texte « fichier01 » dans le répertoire essai: <text:span text:style-name="T1">vi essai</text:span></text:p>
      <text:p text:style-name="P3"><text:s/>- entrer des informations dans le fichier texte fichier01: </text:p>
      <text:p text:style-name="P3"><text:tab/><text:tab/><text:span text:style-name="T1">[CTRL] + I</text:span></text:p>
      <text:p text:style-name="P7"><text:tab/><text:tab/>entrer le texte</text:p>
      <text:p text:style-name="P7"><text:tab/><text:tab/>ECHAP</text:p>
      <text:p text:style-name="P7"><text:tab/><text:tab/>:w</text:p>
      <text:p text:style-name="P7"><text:tab/><text:tab/>:q</text:p>
      <text:p text:style-name="P3"><text:s/>- effacer le « fichier01 »: <text:span text:style-name="T1">rm fichier01</text:span></text:p>
      <text:p text:style-name="P3"><text:s/>- effacer le répertoire « essai »: <text:span text:style-name="T1">rmdir essai</text:span></text:p>
      <text:p text:style-name="P3"/>
      <text:p text:style-name="P3"/>
      <text:p text:style-name="P3"/>
      <text:p text:style-name="P3"/>
      <text:list text:style-name="L3">
        <text:list-item>
          <text:p text:style-name="P8"><text:s/><text:span text:style-name="T3">Créations de répertoires, de comptes, de fichiers et gestion des droits.</text:span></text:p>
        </text:list-item>
      </text:list>
      <text:p text:style-name="P3"/>
      <text:p text:style-name="P3">1) Création des 3 utilisateurs avec leurs 3 dossiers chacun:</text:p>
      <text:p text:style-name="P3"/>
      <text:p text:style-name="P3"><text:tab/><text:span text:style-name="T1">adduser util01</text:span></text:p>
      <text:p text:style-name="P7"><text:tab/>password: util01</text:p>
      <text:p text:style-name="P7"><text:tab/>adduser util02</text:p>
      <text:p text:style-name="P7"><text:tab/>password: util02</text:p>
      <text:p text:style-name="P7"><text:tab/>adduser util03</text:p>
      <text:p text:style-name="P7"><text:tab/>password: util03</text:p>
      <text:p text:style-name="P3"><text:tab/></text:p>
      <text:p text:style-name="P3"><text:tab/><text:span text:style-name="T1">mkdir echanges</text:span></text:p>
      <text:p text:style-name="P7"><text:tab/>mkdir travail</text:p>
      <text:p text:style-name="P7"><text:tab/>mkdir prive</text:p>
      <text:p text:style-name="P3">(ceci à faire dans /home/util01, util02 et util03)</text:p>
      <text:p text:style-name="P3"/>
      <text:p text:style-name="P3"><text:tab/><text:span text:style-name="T1">chmod 777 echanges</text:span></text:p>
      <text:p text:style-name="P7"><text:tab/>chmod 755 travail</text:p>
      <text:p text:style-name="P7"><text:tab/>chmod 700 prive</text:p>
      <text:p text:style-name="P3">(ceci à faire pour util01, util02 et util03)</text:p>
      <text:p text:style-name="P3"/>
      <text:p text:style-name="P3">2)<text:tab/><text:span text:style-name="T1">login util02</text:span></text:p>
      <text:p text:style-name="P7"><text:tab/>password: util02</text:p>
      <text:p text:style-name="P7"><text:tab/>cd /home/util02/echanges</text:p>
      <text:p text:style-name="P7"><text:tab/>vi lettre1</text:p>
      <text:p text:style-name="P7"><text:tab/>vi lettre2</text:p>
      <text:p text:style-name="P3"/>
      <text:p text:style-name="P3">3)<text:tab/><text:span text:style-name="T1">cp lettre1 /home/util01/echanges</text:span></text:p>
      <text:p text:style-name="P7"><text:tab/>mv lettre1 /home/util03/echanges</text:p>
      <text:p text:style-name="P3"/>
      <text:p text:style-name="P3">4)<text:tab/><text:span text:style-name="T1">rm lettre2</text:span></text:p>
      <text:p text:style-name="P3"/>
      <text:p text:style-name="P3">5)<text:tab/><text:span text:style-name="T1">logout</text:span></text:p>
      <text:p text:style-name="P7"><text:tab/>login util03</text:p>
      <text:p text:style-name="P7"><text:tab/>password: util03</text:p>
      <text:p text:style-name="P7"><text:tab/>cd /ome/util03/travail</text:p>
      <text:p text:style-name="P7"><text:tab/>vi brouillon</text:p>
      <text:p text:style-name="P3"/>
      <text:p text:style-name="P3">6)<text:tab/><text:span text:style-name="T4">mv brouillon rapport</text:span></text:p>
      <text:p text:style-name="P9"/>
      <text:p text:style-name="P9">7)<text:tab/><text:span text:style-name="T1">logout</text:span></text:p>
      <text:p text:style-name="P10"><text:tab/>login util01</text:p>
      <text:p text:style-name="P10"><text:tab/>password: util01</text:p>
      <text:p text:style-name="P10"><text:tab/>cd /home/util03/travail</text:p>
      <text:p text:style-name="P10"><text:tab/>cat rapport</text:p>
      <text:p text:style-name="P9"/>
      <text:p text:style-name="P3"><text:span text:style-name="T2">8)<text:tab/></text:span><text:span text:style-name="T4">userdel util0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529cm" fo:margin-bottom="0.647cm" fo:margin-left="2.619cm" fo:margin-right="0.46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0-10T15:59:46</meta:creation-date>
    <dc:date>2006-10-10T16:42:12</dc:date>
    <meta:print-date>2006-10-10T16:41:10</meta:print-date>
    <dc:language>fr-FR</dc:language>
    <meta:editing-cycles>26</meta:editing-cycles>
    <meta:editing-duration>PT41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8" meta:word-count="329" meta:character-count="2192"/>
  </office:meta>
</office:document-meta>
</file>